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4.32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3.818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583cm" fo:min-width="4.26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6.455cm" fo:min-width="3.34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dash" draw:stroke-dash="Long_20_Dash" draw:opacity="0%" draw:textarea-horizontal-align="justify" draw:textarea-vertical-align="middle" draw:auto-grow-height="false" fo:min-height="7.37cm" fo:min-width="5.149cm" draw:shadow-opacity="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04cm" fo:min-width="0cm"/>
      <style:paragraph-properties style:writing-mode="lr-tb"/>
    </style:style>
    <style:style style:name="gr12" style:family="graphic" style:parent-style-name="standard">
      <style:graphic-properties draw:stroke="dash" draw:stroke-dash="Long_20_Dash" draw:opacity="0%" draw:textarea-horizontal-align="justify" draw:textarea-vertical-align="middle" draw:auto-grow-height="false" fo:min-height="7.505cm" fo:min-width="16.137cm" draw:shadow-opacity="0%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text-properties fo:font-style="italic" style:font-style-asian="italic" style:font-style-complex="italic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loext:graphic-properties draw:opacity="0%"/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6pt" fo:font-style="normal" style:font-size-asian="6pt" style:font-style-asian="normal" style:font-size-complex="6pt" style:font-style-complex="normal"/>
    </style:style>
    <style:style style:name="T5" style:family="text">
      <style:text-properties fo:font-size="6pt" fo:font-style="italic" style:font-size-asian="6pt" style:font-style-asian="italic" style:font-size-complex="6pt" style:font-style-complex="italic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26cm" svg:height="1.27cm" svg:x="1.762cm" svg:y="9.509cm">
          <text:p text:style-name="P1">Server1</text:p>
          <text:p text:style-name="P1"><text:span text:style-name="T1">(i.e. </text:span><text:span text:style-name="T1">Ches</text:span><text:span text:style-name="T1">t </text:span><text:span text:style-name="T1">ACC </text:span><text:span text:style-name="T1">data </text:span><text:span text:style-name="T1">serv</text:span><text:span text:style-name="T1">er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18cm" svg:height="1.27cm" svg:x="8.62cm" svg:y="6.207cm">
          <text:p text:style-name="P1">S{subjectN}.h5 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318cm" svg:height="1.27cm" svg:x="1.762cm" svg:y="6.207cm">
          <text:p text:style-name="P1">S{subjectN}.pkl</text:p>
          <text:p text:style-name="P1"><text:span text:style-name="T3">(via </text:span><text:span text:style-name="T3">sour</text:span><text:span text:style-name="T3">ce </text:span><text:span text:style-name="T3">data)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318cm" svg:y1="6.842cm" svg:x2="8.493cm" svg:y2="6.842cm">
          <text:p/>
        </draw:line>
        <draw:frame draw:style-name="gr4" draw:text-style-name="P3" draw:layer="layout" svg:width="2.513cm" svg:height="0.489cm" svg:x="5.98cm" svg:y="6.969cm">
          <draw:text-box>
            <text:p><text:span text:style-name="T4">via</text:span><text:span text:style-name="T5"> </text:span><text:span text:style-name="T5">data/</text:span><text:span text:style-name="T5">pkl_t</text:span><text:span text:style-name="T5">o_h5</text:span><text:span text:style-name="T5">.py</text:span></text:p>
          </draw:text-box>
        </draw:frame>
        <draw:custom-shape draw:style-name="gr5" draw:text-style-name="P1" draw:layer="layout" svg:width="6.731cm" svg:height="1.177cm" svg:x="2.651cm" svg:y="3.667cm">
          <text:p text:style-name="P1"><text:span text:style-name="T3">Cho</text:span><text:span text:style-name="T3">se </text:span><text:span text:style-name="T3">one </text:span><text:span text:style-name="T3">dataf</text:span><text:span text:style-name="T3">ile </text:span><text:span text:style-name="T3">for </text:span><text:span text:style-name="T3">infer</text:span><text:span text:style-name="T3">e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6.08cm" svg:y1="4.937cm" svg:x2="3.921cm" svg:y2="6.207cm">
          <text:p/>
        </draw:line>
        <draw:frame draw:style-name="gr6" draw:text-style-name="P3" draw:layer="layout" svg:width="3.139cm" svg:height="0.965cm" svg:x="9.037cm" svg:y="8.112cm">
          <draw:text-box>
            <text:p><text:span text:style-name="T4">via</text:span><text:span text:style-name="T5"> src/server/h5_data.h</text:span></text:p>
          </draw:text-box>
        </draw:frame>
        <draw:custom-shape draw:style-name="gr1" draw:text-style-name="P1" draw:layer="layout" svg:width="4.826cm" svg:height="1.27cm" svg:x="10.144cm" svg:y="9.636cm">
          <text:p text:style-name="P1">Client1</text:p>
          <text:p text:style-name="P1"><text:span text:style-name="T1">(i.e. Chest ACC data client)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588cm" svg:y1="10.144cm" svg:x2="9.89cm" svg:y2="10.144cm">
          <text:p/>
        </draw:line>
        <draw:frame draw:style-name="gr4" draw:text-style-name="P3" draw:layer="layout" svg:width="2.538cm" svg:height="0.489cm" svg:x="7.096cm" svg:y="9.509cm">
          <draw:text-box>
            <text:p><text:span text:style-name="T4">pub/sub </text:span><text:span text:style-name="T4">via tcp </text:span><text:span text:style-name="T4">port 1</text:span></text:p>
          </draw:text-box>
        </draw:frame>
        <draw:custom-shape draw:style-name="gr1" draw:text-style-name="P1" draw:layer="layout" svg:width="4.826cm" svg:height="1.27cm" svg:x="15.986cm" svg:y="9.636cm">
          <text:p text:style-name="P1">SpscQueue1</text:p>
          <text:p text:style-name="P1"><text:span text:style-name="T1">(i.e. Chest </text:span><text:span text:style-name="T1">ACC data </text:span><text:span text:style-name="T1">queue)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4.97cm" svg:y1="10.398cm" svg:x2="16.113cm" svg:y2="10.398cm">
          <text:p/>
        </draw:line>
        <draw:frame draw:style-name="gr7" draw:text-style-name="P3" draw:layer="layout" svg:width="0.98cm" svg:height="0.727cm" svg:x="15.006cm" svg:y="9.798cm">
          <draw:text-box>
            <text:p text:style-name="P4"><text:span text:style-name="T5">push</text:span></text:p>
          </draw:text-box>
        </draw:frame>
        <draw:custom-shape draw:style-name="gr1" draw:text-style-name="P1" draw:layer="layout" svg:width="4.826cm" svg:height="1.27cm" svg:x="1.762cm" svg:y="12.049cm">
          <text:p text:style-name="P1">Server2</text:p>
          <text:p text:style-name="P1"><text:span text:style-name="T1">(i.e. Chest EMG data server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27cm" svg:x="10.144cm" svg:y="12.176cm">
          <text:p text:style-name="P1">Client2</text:p>
          <text:p text:style-name="P1"><text:span text:style-name="T1">(i.e. Chest EMG data client)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588cm" svg:y1="12.684cm" svg:x2="9.89cm" svg:y2="12.684cm">
          <text:p/>
        </draw:line>
        <draw:frame draw:style-name="gr4" draw:text-style-name="P3" draw:layer="layout" svg:width="2.538cm" svg:height="0.489cm" svg:x="7.098cm" svg:y="12.049cm">
          <draw:text-box>
            <text:p><text:span text:style-name="T4">pub/sub via tcp port 2</text:span></text:p>
          </draw:text-box>
        </draw:frame>
        <draw:custom-shape draw:style-name="gr1" draw:text-style-name="P1" draw:layer="layout" svg:width="4.826cm" svg:height="1.27cm" svg:x="15.986cm" svg:y="12.176cm">
          <text:p text:style-name="P1">SpscQueue2</text:p>
          <text:p text:style-name="P1"><text:span text:style-name="T1">(i.e. Chest EMG data queue)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4.97cm" svg:y1="12.938cm" svg:x2="16.113cm" svg:y2="12.938cm">
          <text:p/>
        </draw:line>
        <draw:frame draw:style-name="gr7" draw:text-style-name="P3" draw:layer="layout" svg:width="0.98cm" svg:height="0.727cm" svg:x="15.006cm" svg:y="12.338cm">
          <draw:text-box>
            <text:p text:style-name="P4"><text:span text:style-name="T5">push</text:span></text:p>
          </draw:text-box>
        </draw:frame>
        <draw:custom-shape draw:style-name="gr1" draw:text-style-name="P1" draw:layer="layout" svg:width="4.826cm" svg:height="1.27cm" svg:x="1.762cm" svg:y="15.224cm">
          <text:p text:style-name="P1">ServerN</text:p>
          <text:p text:style-name="P1"><text:span text:style-name="T1">(i.e. Wrist Temp data server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27cm" svg:x="10.144cm" svg:y="15.351cm">
          <text:p text:style-name="P1">ClientN</text:p>
          <text:p text:style-name="P1"><text:span text:style-name="T1">(i.e. Wrist Temp data client)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588cm" svg:y1="15.859cm" svg:x2="9.89cm" svg:y2="15.859cm">
          <text:p/>
        </draw:line>
        <draw:frame draw:style-name="gr4" draw:text-style-name="P3" draw:layer="layout" svg:width="2.538cm" svg:height="0.489cm" svg:x="6.971cm" svg:y="15.224cm">
          <draw:text-box>
            <text:p><text:span text:style-name="T4">pub/sub via tcp port n</text:span></text:p>
          </draw:text-box>
        </draw:frame>
        <draw:custom-shape draw:style-name="gr1" draw:text-style-name="P1" draw:layer="layout" svg:width="4.826cm" svg:height="1.27cm" svg:x="15.986cm" svg:y="15.351cm">
          <text:p text:style-name="P1">SpscQueueN</text:p>
          <text:p text:style-name="P1"><text:span text:style-name="T1">(i.e. Wrist Temp data queue)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4.97cm" svg:y1="16.113cm" svg:x2="16.113cm" svg:y2="16.113cm">
          <text:p/>
        </draw:line>
        <draw:frame draw:style-name="gr7" draw:text-style-name="P3" draw:layer="layout" svg:width="0.98cm" svg:height="0.727cm" svg:x="15.006cm" svg:y="15.513cm">
          <draw:text-box>
            <text:p text:style-name="P4"><text:span text:style-name="T5">push</text:span></text:p>
          </draw:text-box>
        </draw:frame>
        <draw:custom-shape draw:style-name="gr8" draw:text-style-name="P1" draw:layer="layout" svg:width="3.845cm" svg:height="6.705cm" svg:x="22.555cm" svg:y="9.585cm">
          <text:p text:style-name="P1">Processor</text:p>
          <text:p text:style-name="P1"><text:span text:style-name="T6">(algos, etc.)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0.812cm" svg:y1="10.271cm" svg:x2="22.336cm" svg:y2="11.541cm">
          <text:p/>
        </draw:line>
        <draw:line draw:style-name="gr3" draw:text-style-name="P2" draw:layer="layout" svg:x1="20.685cm" svg:y1="12.811cm" svg:x2="22.463cm" svg:y2="12.811cm">
          <text:p/>
        </draw:line>
        <draw:line draw:style-name="gr3" draw:text-style-name="P2" draw:layer="layout" svg:x1="20.812cm" svg:y1="15.351cm" svg:x2="22.463cm" svg:y2="14.716cm">
          <text:p/>
        </draw:line>
        <draw:frame draw:style-name="gr7" draw:text-style-name="P3" draw:layer="layout" svg:width="0.98cm" svg:height="0.727cm" svg:x="21.32cm" svg:y="10.271cm">
          <draw:text-box>
            <text:p text:style-name="P4"><text:span text:style-name="T5">pop</text:span></text:p>
          </draw:text-box>
        </draw:frame>
        <draw:frame draw:style-name="gr7" draw:text-style-name="P3" draw:layer="layout" svg:width="0.98cm" svg:height="0.727cm" svg:x="21.356cm" svg:y="12.084cm">
          <draw:text-box>
            <text:p text:style-name="P4"><text:span text:style-name="T5">pop</text:span></text:p>
          </draw:text-box>
        </draw:frame>
        <draw:frame draw:style-name="gr7" draw:text-style-name="P3" draw:layer="layout" svg:width="0.98cm" svg:height="0.727cm" svg:x="21.356cm" svg:y="15.097cm">
          <draw:text-box>
            <text:p text:style-name="P4"><text:span text:style-name="T5">pop</text:span></text:p>
          </draw:text-box>
        </draw:frame>
        <draw:custom-shape draw:style-name="gr9" draw:text-style-name="P1" draw:layer="layout" svg:width="0.127cm" svg:height="0.127cm" svg:x="3.921cm" svg:y="13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3.921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3.921cm" svg:y="14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5.649cm" svg:height="7.62cm" svg:x="1.32cm" svg:y="9.255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2.123cm" svg:height="0.489cm" svg:x="3.195cm" svg:y="8.747cm">
          <draw:text-box>
            <text:p text:style-name="P6"><text:span text:style-name="T7">src/server</text:span></text:p>
          </draw:text-box>
        </draw:frame>
        <draw:custom-shape draw:style-name="gr12" draw:text-style-name="P5" draw:layer="layout" svg:width="16.637cm" svg:height="7.755cm" svg:x="10.017cm" svg:y="9.247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2.123cm" svg:height="0.489cm" svg:x="17.546cm" svg:y="8.747cm">
          <draw:text-box>
            <text:p text:style-name="P6"><text:span text:style-name="T7">src/client</text:span></text:p>
          </draw:text-box>
        </draw:frame>
        <draw:line draw:style-name="gr3" draw:text-style-name="P2" draw:layer="layout" svg:x1="10.906cm" svg:y1="7.477cm" svg:x2="6.969cm" svg:y2="9.255cm">
          <text:p/>
        </draw:line>
        <draw:custom-shape draw:style-name="gr9" draw:text-style-name="P1" draw:layer="layout" svg:width="0.127cm" svg:height="0.127cm" svg:x="12.684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12.684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12.684cm" svg:y="14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18.399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18.399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7cm" svg:height="0.127cm" svg:x="18.399cm" svg:y="14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Long_20_Dash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7T14:46:23.696710529</meta:creation-date>
    <dc:date>2021-07-01T20:26:58.322240015</dc:date>
    <meta:editing-duration>PT18M42S</meta:editing-duration>
    <meta:editing-cycles>6</meta:editing-cycles>
    <meta:generator>LibreOffice/6.4.6.2$Linux_X86_64 LibreOffice_project/40$Build-2</meta:generator>
    <meta:document-statistic meta:object-count="49"/>
  </office:meta>
</office:document-meta>
</file>